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2cm" fo:min-width="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3.9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6cm" fo:min-width="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3.955cm"/>
    </style:style>
    <style:style style:name="gr15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657cm" fo:min-width="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66cc99" draw:fill="none" draw:fill-color="#ffffff" draw:auto-grow-height="true" draw:auto-grow-width="false" fo:max-height="0cm" fo:min-height="3.116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2cm" fo:min-width="2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66cc99" draw:fill="none" draw:fill-color="#ffffff" draw:auto-grow-height="true" draw:auto-grow-width="false" fo:max-height="0cm" fo:min-height="4.267cm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66cm" fo:min-width="2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66cc99" draw:fill="none" draw:fill-color="#ffffff" draw:auto-grow-height="true" draw:auto-grow-width="false" fo:max-height="0cm" fo:min-height="2.455cm"/>
    </style:style>
    <style:style style:name="gr23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657cm" fo:min-width="2.4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a31515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6"/></text:span><text:span text:style-name="T1">int</text:span><text:span text:style-name="T2">[][] a = </text:span><text:span text:style-name="T1">new</text:span><text:span text:style-name="T2"> </text:span><text:span text:style-name="T1">int</text:span><text:span text:style-name="T2">[3][];</text:span></text:p>
            <text:p text:style-name="P1"><text:span text:style-name="T2"><text:s text:c="6"/></text:span><text:span text:style-name="T2">a[0] = </text:span><text:span text:style-name="T1">new</text:span><text:span text:style-name="T2"> </text:span><text:span text:style-name="T1">int</text:span><text:span text:style-name="T2">[2];</text:span></text:p>
            <text:p text:style-name="P1"><text:span text:style-name="T2"><text:s text:c="6"/></text:span><text:span text:style-name="T2">a[1]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a: </text:span><text:span text:style-name="T6"><text:s/></text:span></text:p>
            </draw:text-box>
          </draw:frame>
        </draw:g>
        <draw:custom-shape draw:style-name="gr6" draw:text-style-name="P3" xml:id="id15" draw:id="id15" draw:layer="layout" svg:width="0.4cm" svg:height="0.4cm" draw:transform="rotate (-1.5707963267949) translate (1.6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3" draw:id="id1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8" draw:id="id18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0" draw:id="id20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3" draw:layer="layout" svg:width="2.6cm" svg:height="3.75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6cm" svg:height="4.2cm" svg:x="13.4cm" svg:y="8.4cm">
            <draw:text-box>
              <text:p><text:span text:style-name="T4">int[][]</text:span></text:p>
              <text:p><text:span text:style-name="T5"/></text:p>
              <text:p><text:span text:style-name="T5">0</text:span><text:span text:style-name="T6">:</text:span><text:span text:style-name="T4"> </text:span></text:p>
              <text:p><text:span text:style-name="T5">1</text:span><text:span text:style-name="T4">: </text:span></text:p>
              <text:p><text:span text:style-name="T5">2:</text:span></text:p>
            </draw:text-box>
          </draw:frame>
        </draw:g>
        <draw:custom-shape draw:style-name="gr10" draw:text-style-name="P3" xml:id="id1" draw:id="id1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16" draw:id="id16" draw:layer="layout" svg:x1="13.008cm" svg:y1="2.985cm" svg:x2="14.7cm" svg:y2="8.4cm" draw:start-shape="id1" draw:start-glue-point="1" draw:end-shape="id2" draw:end-glue-point="0" svg:d="m13008 2985h1692v5415" svg:viewBox="0 0 1693 5416">
          <text:p/>
        </draw:connector>
        <draw:custom-shape draw:style-name="gr6" draw:text-style-name="P3" xml:id="id22" draw:id="id22" draw:layer="layout" svg:width="0.4cm" svg:height="0.4cm" draw:transform="rotate (-1.5707963267949) translate (1.599cm 4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5" draw:id="id5" draw:layer="layout" svg:width="0.4cm" svg:height="0.533cm" svg:x="14.4cm" svg:y="10.05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xml:id="id3" draw:id="id3" draw:layer="layout" svg:width="0.4cm" svg:height="0.533cm" svg:x="14.4cm" svg:y="10.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17" draw:id="id17" draw:layer="layout" svg:width="0.4cm" svg:height="0.533cm" svg:x="14.431cm" svg:y="11.50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" draw:id="id4">
          <draw:custom-shape draw:style-name="gr13" draw:text-style-name="P3" draw:layer="layout" svg:width="2.6cm" svg:height="3.756cm" svg:x="22.2cm" svg:y="10.89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2.6cm" svg:height="4.205cm" svg:x="22.2cm" svg:y="10.895cm">
            <draw:text-box>
              <text:p><text:span text:style-name="T4">int[]</text:span></text:p>
              <text:p><text:span text:style-name="T5"/></text:p>
              <text:p><text:span text:style-name="T5">0: 0</text:span></text:p>
              <text:p><text:span text:style-name="T5">1: 0</text:span></text:p>
              <text:p><text:span text:style-name="T5">2: 0</text:span></text:p>
            </draw:text-box>
          </draw:frame>
        </draw:g>
        <draw:connector draw:style-name="gr11" draw:text-style-name="P3" xml:id="id21" draw:id="id21" draw:layer="layout" draw:line-skew="-0.776cm" svg:x1="14.8cm" svg:y1="11.066cm" svg:x2="22.2cm" svg:y2="12.997cm" draw:start-shape="id3" draw:start-glue-point="1" draw:end-shape="id4" draw:end-glue-point="3" svg:d="m14800 11066h2900v1931h4500" svg:viewBox="0 0 7401 1932">
          <text:p/>
        </draw:connector>
        <draw:g xml:id="id6" draw:id="id6">
          <draw:custom-shape draw:style-name="gr15" draw:text-style-name="P3" draw:layer="layout" svg:width="2.6cm" svg:height="3.007cm" svg:x="18.6cm" svg:y="7.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" draw:layer="layout" svg:width="2.6cm" svg:height="3.366cm" svg:x="18.6cm" svg:y="7.7cm">
            <draw:text-box>
              <text:p><text:span text:style-name="T4">int[]</text:span></text:p>
              <text:p><text:span text:style-name="T5"/></text:p>
              <text:p><text:span text:style-name="T5">0</text:span><text:span text:style-name="T6">:</text:span><text:span text:style-name="T4"> </text:span><text:span text:style-name="T5">0</text:span></text:p>
              <text:p><text:span text:style-name="T5">1: 0</text:span></text:p>
            </draw:text-box>
          </draw:frame>
        </draw:g>
        <draw:connector draw:style-name="gr11" draw:text-style-name="P3" xml:id="id19" draw:id="id19" draw:layer="layout" svg:x1="14.8cm" svg:y1="10.32cm" svg:x2="18.6cm" svg:y2="9.383cm" draw:start-shape="id5" draw:start-glue-point="1" draw:end-shape="id6" svg:d="m14800 10320h1876v-937h1924" svg:viewBox="0 0 3801 93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string</text:span><text:span text:style-name="T2">[][] a;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string</text:span><text:span text:style-name="T2">[3][];</text:span></text:p>
            <text:p text:style-name="P1"><text:span text:style-name="T2"><text:s text:c="8"/></text:span><text:span text:style-name="T2">a[0] = </text:span><text:span text:style-name="T1">new</text:span><text:span text:style-name="T2"> </text:span><text:span text:style-name="T1">string</text:span><text:span text:style-name="T2">[2];</text:span></text:p>
            <text:p text:style-name="P1"><text:span text:style-name="T2"><text:s text:c="8"/></text:span><text:span text:style-name="T2">a[0][1] = </text:span><text:span text:style-name="T7">"abcd"</text:span><text:span text:style-name="T2">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a: </text:span><text:span text:style-name="T6"><text:s/></text:span></text:p>
            </draw:text-box>
          </draw:frame>
        </draw:g>
        <draw:custom-shape draw:style-name="gr6" draw:text-style-name="P3" xml:id="id25" draw:id="id25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3" draw:id="id2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9" draw:id="id29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2" draw:id="id32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8" draw:id="id8">
          <draw:custom-shape draw:style-name="gr18" draw:text-style-name="P3" draw:layer="layout" svg:width="3.2cm" svg:height="3.752cm" svg:x="13.8cm" svg:y="8.4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4" draw:layer="layout" svg:width="3.2cm" svg:height="4.517cm" svg:x="13.8cm" svg:y="8.4cm">
            <draw:text-box>
              <text:p><text:span text:style-name="T4">string[][]</text:span></text:p>
              <text:p><text:span text:style-name="T5"/></text:p>
              <text:p><text:span text:style-name="T5">0</text:span><text:span text:style-name="T6">:</text:span><text:span text:style-name="T4"> </text:span></text:p>
              <text:p><text:span text:style-name="T5">1</text:span><text:span text:style-name="T4">: </text:span></text:p>
              <text:p><text:span text:style-name="T5">2:</text:span></text:p>
            </draw:text-box>
          </draw:frame>
        </draw:g>
        <draw:custom-shape draw:style-name="gr10" draw:text-style-name="P3" xml:id="id7" draw:id="id7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26" draw:id="id26" draw:layer="layout" svg:x1="13.008cm" svg:y1="2.985cm" svg:x2="15.4cm" svg:y2="8.4cm" draw:start-shape="id7" draw:start-glue-point="1" draw:end-shape="id8" draw:end-glue-point="0" svg:d="m13008 2985h2392v5415" svg:viewBox="0 0 2393 5416">
          <text:p/>
        </draw:connector>
        <draw:custom-shape draw:style-name="gr6" draw:text-style-name="P3" xml:id="id34" draw:id="id34" draw:layer="layout" svg:width="0.4cm" svg:height="0.4cm" draw:transform="rotate (-1.5707963267949) translate (1.599cm 5.5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1" draw:id="id11" draw:layer="layout" svg:width="0.4cm" svg:height="0.533cm" svg:x="14.6cm" svg:y="10.05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xml:id="id27" draw:id="id27" draw:layer="layout" svg:width="0.4cm" svg:height="0.533cm" svg:x="14.6cm" svg:y="10.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xml:id="id28" draw:id="id28" draw:layer="layout" svg:width="0.4cm" svg:height="0.533cm" svg:x="14.631cm" svg:y="11.50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" draw:id="id10">
          <draw:custom-shape draw:style-name="gr21" draw:text-style-name="P3" draw:layer="layout" svg:width="2.6cm" svg:height="2.416cm" svg:x="23.4cm" svg:y="10.895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2.6cm" svg:height="2.705cm" svg:x="23.4cm" svg:y="10.895cm">
            <draw:text-box>
              <text:p><text:span text:style-name="T4">string</text:span></text:p>
              <text:p><text:span text:style-name="T5"/></text:p>
              <text:p><text:span text:style-name="T5">abcd</text:span></text:p>
            </draw:text-box>
          </draw:frame>
        </draw:g>
        <draw:connector draw:style-name="gr11" draw:text-style-name="P3" xml:id="id33" draw:id="id33" draw:layer="layout" svg:x1="19.8cm" svg:y1="9.666cm" svg:x2="24.7cm" svg:y2="10.895cm" draw:start-shape="id9" draw:start-glue-point="1" draw:end-shape="id10" draw:end-glue-point="0" svg:d="m19800 9666h4900v1229" svg:viewBox="0 0 4901 1230">
          <text:p/>
        </draw:connector>
        <draw:g xml:id="id12" draw:id="id12">
          <draw:custom-shape draw:style-name="gr23" draw:text-style-name="P3" draw:layer="layout" svg:width="3cm" svg:height="3.007cm" svg:x="18.6cm" svg:y="7.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4" draw:layer="layout" svg:width="3cm" svg:height="3.806cm" svg:x="18.6cm" svg:y="7.7cm">
            <draw:text-box>
              <text:p><text:span text:style-name="T4">string[]</text:span></text:p>
              <text:p><text:span text:style-name="T5"/></text:p>
              <text:p><text:span text:style-name="T5">0</text:span><text:span text:style-name="T6">:</text:span></text:p>
              <text:p><text:span text:style-name="T5">1:</text:span></text:p>
            </draw:text-box>
          </draw:frame>
        </draw:g>
        <draw:connector draw:style-name="gr11" draw:text-style-name="P3" xml:id="id30" draw:id="id30" draw:layer="layout" draw:line-skew="0.824cm" svg:x1="15cm" svg:y1="10.32cm" svg:x2="18.6cm" svg:y2="9.603cm" draw:start-shape="id11" draw:start-glue-point="1" draw:end-shape="id12" svg:d="m15000 10320h2600v-717h1000" svg:viewBox="0 0 3601 718">
          <text:p/>
        </draw:connector>
        <draw:custom-shape draw:style-name="gr25" draw:text-style-name="P5" xml:id="id9" draw:id="id9" draw:layer="layout" svg:width="0.4cm" svg:height="0.533cm" svg:x="19.4cm" svg:y="9.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xml:id="id31" draw:id="id31" draw:layer="layout" svg:width="0.4cm" svg:height="0.533cm" svg:x="19.422cm" svg:y="10.07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19T12:30:01.33</dc:date>
    <meta:editing-duration>PT8H23M16S</meta:editing-duration>
    <meta:editing-cycles>56</meta:editing-cycles>
    <meta:generator>LibreOffice/4.0.4.2$Windows_x86 LibreOffice_project/9e9821abd0ffdbc09cd8c52eaa574fa09eb08f2</meta:generator>
    <meta:document-statistic meta:object-count="91"/>
  </office:meta>
</office:document-meta>
</file>